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44.47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60.8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10.71mm"/>
    </style:style>
    <style:style style:name="co13" style:family="table-column">
      <style:table-column-properties fo:break-before="auto" style:column-width="11.78mm"/>
    </style:style>
    <style:style style:name="co14" style:family="table-column">
      <style:table-column-properties fo:break-before="auto" style:column-width="10.97mm"/>
    </style:style>
    <style:style style:name="co15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17.78mm"/>
    </style:style>
    <style:style style:name="co17" style:family="table-column">
      <style:table-column-properties fo:break-before="auto" style:column-width="14.52mm"/>
    </style:style>
    <style:style style:name="co18" style:family="table-column">
      <style:table-column-properties fo:break-before="auto" style:column-width="25.14mm"/>
    </style:style>
    <style:style style:name="co19" style:family="table-column">
      <style:table-column-properties fo:break-before="auto" style:column-width="21.87mm"/>
    </style:style>
    <style:style style:name="co20" style:family="table-column">
      <style:table-column-properties fo:break-before="auto" style:column-width="35.21mm"/>
    </style:style>
    <style:style style:name="co21" style:family="table-column">
      <style:table-column-properties fo:break-before="auto" style:column-width="26.69mm"/>
    </style:style>
    <style:style style:name="co22" style:family="table-column">
      <style:table-column-properties fo:break-before="auto" style:column-width="26.14mm"/>
    </style:style>
    <style:style style:name="co23" style:family="table-column">
      <style:table-column-properties fo:break-before="auto" style:column-width="19.69mm"/>
    </style:style>
    <style:style style:name="co24" style:family="table-column">
      <style:table-column-properties fo:break-before="auto" style:column-width="60.25mm"/>
    </style:style>
    <style:style style:name="co25" style:family="table-column">
      <style:table-column-properties fo:break-before="auto" style:column-width="17.23mm"/>
    </style:style>
    <style:style style:name="co26" style:family="table-column">
      <style:table-column-properties fo:break-before="auto" style:column-width="18.59mm"/>
    </style:style>
    <style:style style:name="co27" style:family="table-column">
      <style:table-column-properties fo:break-before="auto" style:column-width="12.61mm"/>
    </style:style>
    <style:style style:name="co28" style:family="table-column">
      <style:table-column-properties fo:break-before="auto" style:column-width="15.06mm"/>
    </style:style>
    <style:style style:name="co29" style:family="table-column">
      <style:table-column-properties fo:break-before="auto" style:column-width="38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 style:data-style-name="N50">
      <style:table-cell-properties fo:background-color="#ffff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66ff"/>
    </style:style>
    <style:style style:name="ce37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b2b2b2"/>
    </style:style>
    <style:style style:name="ce39" style:family="table-cell" style:parent-style-name="Default">
      <style:table-cell-properties fo:background-color="#808080"/>
    </style:style>
    <style:style style:name="ce40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41" style:family="table-cell" style:parent-style-name="Default" style:data-style-name="N50">
      <style:table-cell-properties fo:background-color="#80808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00cc"/>
    </style:style>
    <style:style style:name="ce43" style:family="table-cell" style:parent-style-name="Default">
      <style:table-cell-properties fo:background-color="#6666ff"/>
      <style:text-properties fo:color="#800000" fo:font-weight="bold" style:font-weight-asian="bold" style:font-weight-complex="bold"/>
    </style:style>
    <style:style style:name="ce44" style:family="table-cell" style:parent-style-name="Default">
      <style:table-cell-properties fo:background-color="#cc66ff"/>
    </style:style>
    <style:style style:name="ce45" style:family="table-cell" style:parent-style-name="Default">
      <style:table-cell-properties fo:background-color="#cc66ff"/>
      <style:text-properties fo:font-weight="bold" style:font-weight-asian="bold" style:font-weight-complex="bold"/>
    </style:style>
    <style:style style:name="ce46" style:family="table-cell" style:parent-style-name="Default" style:data-style-name="N50">
      <style:table-cell-properties fo:background-color="#cc66ff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1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3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3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3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3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3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3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3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3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3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3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3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3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2_DB" table:style-name="ta1">
        <table:table-column table:style-name="co2" table:default-cell-style-name="Default"/>
        <table:table-column table:style-name="co21" table:default-cell-style-name="Default"/>
        <table:table-column table:style-name="co4" table:default-cell-style-name="Default"/>
        <table:table-column table:style-name="co5" table:default-cell-style-name="Default"/>
        <table:table-column table:style-name="co2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3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4_1stMe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3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6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3-04-06 11:11:11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3-04-06 11:11:12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3-04-06 11:11:13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6" office:value-type="float" office:value="2" calcext:value-type="float">
            <text:p>2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8" office:value-type="string" calcext:value-type="string">
            <text:p>1970-01-01 00:00:00</text:p>
          </table:table-cell>
          <table:table-cell table:style-name="ce36" office:value-type="string" calcext:value-type="string">
            <text:p>2014-05-24 09:26:35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1970-01-01 00:00:00</text:p>
          </table:table-cell>
          <table:table-cell table:style-name="ce36" office:value-type="string" calcext:value-type="string">
            <text:p>2014-05-24 09:26:36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>
            <text:p>1970-01-01 00:00:00</text:p>
          </table:table-cell>
          <table:table-cell table:style-name="ce36" office:value-type="string" calcext:value-type="string">
            <text:p>2014-05-24 09:26:37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1970-01-01 00:00:00</text:p>
          </table:table-cell>
          <table:table-cell table:style-name="ce36" office:value-type="string" calcext:value-type="string">
            <text:p>2014-05-24 09:26:38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6" office:value-type="float" office:value="2" calcext:value-type="float">
            <text:p>2</text:p>
          </table:table-cell>
          <table:table-cell table:style-name="ce32" office:value-type="float" office:value="0" calcext:value-type="float">
            <text:p>0</text:p>
          </table:table-cell>
          <table:table-cell table:style-name="ce38" office:value-type="string" calcext:value-type="string">
            <text:p>1970-01-01 00:00:00</text:p>
          </table:table-cell>
          <table:table-cell table:style-name="ce36" office:value-type="string" calcext:value-type="string">
            <text:p>2014-05-24 09:26:39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8" office:value-type="string" calcext:value-type="string">
            <text:p>1970-01-01 00:00:00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8" office:value-type="string" calcext:value-type="string">
            <text:p>1970-01-01 00:00:00</text:p>
          </table:table-cell>
          <table:table-cell table:style-name="ce36" office:value-type="string" calcext:value-type="string">
            <text:p>2014-05-24 09:26:41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8" office:value-type="string" calcext:value-type="string">
            <text:p>1970-01-01 00:00:00</text:p>
          </table:table-cell>
          <table:table-cell table:style-name="ce36" office:value-type="string" calcext:value-type="string">
            <text:p>2014-05-24 09:26:42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8" office:value-type="string" calcext:value-type="string">
            <text:p>1970-01-01 00:00:00</text:p>
          </table:table-cell>
          <table:table-cell table:style-name="ce36" office:value-type="string" calcext:value-type="string">
            <text:p>2014-05-24 09:26:43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8" office:value-type="string" calcext:value-type="string">
            <text:p>1970-01-01 00:00:00</text:p>
          </table:table-cell>
          <table:table-cell table:style-name="ce36" office:value-type="string" calcext:value-type="string">
            <text:p>2014-05-24 09:26:44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6" office:value-type="float" office:value="2" calcext:value-type="float">
            <text:p>2</text:p>
          </table:table-cell>
          <table:table-cell table:style-name="ce32" office:value-type="float" office:value="0" calcext:value-type="float">
            <text:p>0</text:p>
          </table:table-cell>
          <table:table-cell table:style-name="ce38" office:value-type="string" calcext:value-type="string">
            <text:p>1970-01-01 00:00:00</text:p>
          </table:table-cell>
          <table:table-cell table:style-name="ce36" office:value-type="string" calcext:value-type="string">
            <text:p>2014-05-24 09:26:45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1970-01-01 00:00:00</text:p>
          </table:table-cell>
          <table:table-cell table:style-name="ce36" office:value-type="string" calcext:value-type="string">
            <text:p>2014-05-24 09:26:4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3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table:style-name="ce39" office:value-type="string" calcext:value-type="string">
            <text:p>playCounter</text:p>
          </table:table-cell>
          <table:table-cell table:style-name="ce39" office:value-type="string" calcext:value-type="string">
            <text:p>rating</text:p>
          </table:table-cell>
          <table:table-cell table:style-name="ce39" office:value-type="string" calcext:value-type="string">
            <text:p>addedDate</text:p>
          </table:table-cell>
          <table:table-cell table:style-name="ce39"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9" office:value-type="string" calcext:value-type="string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1" office:value-type="string" calcext:value-type="string">
            <text:p>2012-05-05 19:27:24</text:p>
          </table:table-cell>
          <table:table-cell table:style-name="ce39" office:value-type="string" calcext:value-type="string">
            <text:p>2015-05-04 12:24:26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9" office:value-type="string" calcext:value-type="string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style-name="ce41" office:value-type="string" calcext:value-type="string">
            <text:p>2012-05-05 19:27:24</text:p>
          </table:table-cell>
          <table:table-cell table:style-name="ce39" office:value-type="string" calcext:value-type="string">
            <text:p>2015-05-04 12:24:27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9" office:value-type="float" office:value="12" calcext:value-type="float">
            <text:p>12</text:p>
          </table:table-cell>
          <table:table-cell table:style-name="ce40" office:value-type="float" office:value="4" calcext:value-type="float">
            <text:p>4</text:p>
          </table:table-cell>
          <table:table-cell table:style-name="ce41" office:value-type="string" calcext:value-type="string">
            <text:p>2012-05-05 19:27:24</text:p>
          </table:table-cell>
          <table:table-cell table:style-name="ce39" office:value-type="string" calcext:value-type="string">
            <text:p>2015-05-04 12:24:28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9" office:value-type="string" calcext:value-type="string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style-name="ce41" office:value-type="string" calcext:value-type="string">
            <text:p>2012-05-05 19:27:24</text:p>
          </table:table-cell>
          <table:table-cell table:style-name="ce39" office:value-type="string" calcext:value-type="string">
            <text:p>2015-05-04 12:24:29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9" office:value-type="string" calcext:value-type="string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1" office:value-type="string" calcext:value-type="string">
            <text:p>2013-05-05 19:27:24</text:p>
          </table:table-cell>
          <table:table-cell table:style-name="ce39" office:value-type="string" calcext:value-type="string">
            <text:p>2015-05-04 12:24:3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9" office:value-type="string" calcext:value-type="string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1" office:value-type="string" calcext:value-type="string">
            <text:p>2013-05-05 19:27:25</text:p>
          </table:table-cell>
          <table:table-cell table:style-name="ce39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9" office:value-type="string" calcext:value-type="string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style-name="ce41" office:value-type="string" calcext:value-type="string">
            <text:p>2013-05-05 19:27:26</text:p>
          </table:table-cell>
          <table:table-cell table:style-name="ce39" office:value-type="string" calcext:value-type="string">
            <text:p>2015-05-04 12:24:32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9" office:value-type="string" calcext:value-type="string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1" office:value-type="string" calcext:value-type="string">
            <text:p>2013-05-05 19:27:27</text:p>
          </table:table-cell>
          <table:table-cell table:style-name="ce39" office:value-type="string" calcext:value-type="string">
            <text:p>2015-05-04 12:24:33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9" office:value-type="string" calcext:value-type="string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style-name="ce41" office:value-type="string" calcext:value-type="string">
            <text:p>2012-05-05 19:27:24</text:p>
          </table:table-cell>
          <table:table-cell table:style-name="ce39" office:value-type="string" calcext:value-type="string">
            <text:p>2015-05-04 12:24:34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9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1" office:value-type="string" calcext:value-type="string">
            <text:p>2012-05-05 19:27:24</text:p>
          </table:table-cell>
          <table:table-cell table:style-name="ce39" office:value-type="string" calcext:value-type="string">
            <text:p>2015-05-04 12:24:35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9" office:value-type="string" calcext:value-type="string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1" office:value-type="string" calcext:value-type="string">
            <text:p>2012-05-05 19:27:24</text:p>
          </table:table-cell>
          <table:table-cell table:style-name="ce39" office:value-type="string" calcext:value-type="string">
            <text:p>2015-05-04 12:24:36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9" office:value-type="string" calcext:value-type="string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style-name="ce41" office:value-type="string" calcext:value-type="string">
            <text:p>2012-05-05 19:27:24</text:p>
          </table:table-cell>
          <table:table-cell table:style-name="ce39" office:value-type="string" calcext:value-type="string">
            <text:p>2015-05-04 12:24:3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4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4" table:default-cell-style-name="Default"/>
        <table:table-column table:style-name="co7" table:default-cell-style-name="Default"/>
        <table:table-column table:style-name="co8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8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8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8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8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8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2012-05-05 19:27:24</text:p>
          </table:table-cell>
          <table:table-cell table:style-name="ce38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6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8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6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8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8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8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8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8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9" office:value-type="string" calcext:value-type="string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1" office:value-type="string" calcext:value-type="string">
            <text:p>2012-05-05 19:27:24</text:p>
          </table:table-cell>
          <table:table-cell table:style-name="ce39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6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9" office:value-type="string" calcext:value-type="string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1" office:value-type="string" calcext:value-type="string">
            <text:p>2012-05-05 19:27:24</text:p>
          </table:table-cell>
          <table:table-cell table:style-name="ce39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9" office:value-type="string" calcext:value-type="string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1" office:value-type="string" calcext:value-type="string">
            <text:p>2012-05-05 19:27:24</text:p>
          </table:table-cell>
          <table:table-cell table:style-name="ce39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9" office:value-type="string" calcext:value-type="string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1" office:value-type="string" calcext:value-type="string">
            <text:p>2012-05-05 19:27:24</text:p>
          </table:table-cell>
          <table:table-cell table:style-name="ce39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9" office:value-type="string" calcext:value-type="string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1" office:value-type="string" calcext:value-type="string">
            <text:p>2012-05-05 19:27:24</text:p>
          </table:table-cell>
          <table:table-cell table:style-name="ce39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9" office:value-type="string" calcext:value-type="string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1" office:value-type="string" calcext:value-type="string">
            <text:p>2012-05-05 19:27:24</text:p>
          </table:table-cell>
          <table:table-cell table:style-name="ce39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9" office:value-type="string" calcext:value-type="string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1" office:value-type="string" calcext:value-type="string">
            <text:p>2012-05-05 19:27:24</text:p>
          </table:table-cell>
          <table:table-cell table:style-name="ce39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9" office:value-type="string" calcext:value-type="string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1" office:value-type="string" calcext:value-type="string">
            <text:p>2012-05-05 19:27:24</text:p>
          </table:table-cell>
          <table:table-cell table:style-name="ce39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6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4" table:default-cell-style-name="Default"/>
        <table:table-column table:style-name="co7" table:default-cell-style-name="Default"/>
        <table:table-column table:style-name="co8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7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6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1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2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3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6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table:style-name="ce11" office:value-type="string" calcext:value-type="string">
            <text:p>playCounter</text:p>
          </table:table-cell>
          <table:table-cell table:style-name="ce11" office:value-type="string" calcext:value-type="string">
            <text:p>rating</text:p>
          </table:table-cell>
          <table:table-cell table:style-name="ce11" office:value-type="string" calcext:value-type="string">
            <text:p>addedDate</text:p>
          </table:table-cell>
          <table:table-cell table:style-name="ce11"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5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float" office:value="0" calcext:value-type="float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6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6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7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6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8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6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9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6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41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6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1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6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2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3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6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45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36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32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7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warning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warning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warning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warning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5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office:value-type="float" office:value="0" calcext:value-type="float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6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6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7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6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8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6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9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6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41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6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1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6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2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3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6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45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6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warning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warning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44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5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4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6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44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7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6" office:value-type="float" office:value="7" calcext:value-type="float">
            <text:p>7</text:p>
          </table:table-cell>
          <table:table-cell table:style-name="ce45" office:value-type="float" office:value="5" calcext:value-type="float">
            <text:p>5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8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6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9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6" office:value-type="float" office:value="3" calcext:value-type="float">
            <text:p>3</text:p>
          </table:table-cell>
          <table:table-cell table:style-name="ce45" office:value-type="float" office:value="2" calcext:value-type="float">
            <text:p>2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41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6" office:value-type="float" office:value="4" calcext:value-type="float">
            <text:p>4</text:p>
          </table:table-cell>
          <table:table-cell table:style-name="ce45" office:value-type="float" office:value="3" calcext:value-type="float">
            <text:p>3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1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6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2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5" calcext:value-type="float">
            <text:p>5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3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6" office:value-type="float" office:value="2" calcext:value-type="float">
            <text:p>2</text:p>
          </table:table-cell>
          <table:table-cell table:style-name="ce45" office:value-type="float" office:value="2" calcext:value-type="float">
            <text:p>2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45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44" office:value-type="float" office:value="6" calcext:value-type="float">
            <text:p>6</text:p>
          </table:table-cell>
          <table:table-cell table:style-name="ce45" office:value-type="float" office:value="1" calcext:value-type="float">
            <text:p>1</text:p>
          </table:table-cell>
          <table:table-cell table:style-name="ce46" office:value-type="string" calcext:value-type="string">
            <text:p>2011-05-05 19:27:24</text:p>
          </table:table-cell>
          <table:table-cell table:style-name="ce44" office:value-type="string" calcext:value-type="string">
            <text:p>2015-05-27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warning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warning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9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5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44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6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6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7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6" office:value-type="float" office:value="7" calcext:value-type="float">
            <text:p>7</text:p>
          </table:table-cell>
          <table:table-cell table:style-name="ce45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8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6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9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6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41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6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1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6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2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3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6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45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44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6" office:value-type="string" calcext:value-type="string">
            <text:p>2011-05-06 19:27:24</text:p>
          </table:table-cell>
          <table:table-cell table:style-name="ce44" office:value-type="string" calcext:value-type="string">
            <text:p>2015-06-24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warning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warning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44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5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44" office:value-type="float" office:value="9" calcext:value-type="float">
            <text:p>9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6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44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7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6" office:value-type="float" office:value="7" calcext:value-type="float">
            <text:p>7</text:p>
          </table:table-cell>
          <table:table-cell table:style-name="ce47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8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6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9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41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6" office:value-type="float" office:value="4" calcext:value-type="float">
            <text:p>4</text:p>
          </table:table-cell>
          <table:table-cell table:style-name="ce47" office:value-type="float" office:value="3" calcext:value-type="float">
            <text:p>3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1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6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2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3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6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45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44" office:value-type="float" office:value="8" calcext:value-type="float">
            <text:p>8</text:p>
          </table:table-cell>
          <table:table-cell table:style-name="ce45" office:value-type="float" office:value="2" calcext:value-type="float">
            <text:p>2</text:p>
          </table:table-cell>
          <table:table-cell table:style-name="ce46" office:value-type="string" calcext:value-type="string">
            <text:p>2011-05-05 19:27:24</text:p>
          </table:table-cell>
          <table:table-cell table:style-name="ce44" office:value-type="string" calcext:value-type="string">
            <text:p>2015-06-24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warning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warning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  <table:table-row table:style-name="ro3">
          <table:table-cell table:number-columns-repeated="22"/>
        </table:table-row>
      </table:table>
      <table:table table:name="MergeDevice11_Sync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44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5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44" office:value-type="float" office:value="9" calcext:value-type="float">
            <text:p>9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6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44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7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6" office:value-type="float" office:value="7" calcext:value-type="float">
            <text:p>7</text:p>
          </table:table-cell>
          <table:table-cell table:style-name="ce47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8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6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9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41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6" office:value-type="float" office:value="4" calcext:value-type="float">
            <text:p>4</text:p>
          </table:table-cell>
          <table:table-cell table:style-name="ce47" office:value-type="float" office:value="3" calcext:value-type="float">
            <text:p>3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1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6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2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3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6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45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44" office:value-type="float" office:value="8" calcext:value-type="float">
            <text:p>8</text:p>
          </table:table-cell>
          <table:table-cell table:style-name="ce45" office:value-type="float" office:value="2" calcext:value-type="float">
            <text:p>2</text:p>
          </table:table-cell>
          <table:table-cell table:style-name="ce46" office:value-type="string" calcext:value-type="string">
            <text:p>2011-05-05 19:27:24</text:p>
          </table:table-cell>
          <table:table-cell table:style-name="ce44" office:value-type="string" calcext:value-type="string">
            <text:p>2015-06-24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warning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warning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44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5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44" office:value-type="float" office:value="9" calcext:value-type="float">
            <text:p>9</text:p>
          </table:table-cell>
          <table:table-cell table:style-name="ce34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6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44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7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6" office:value-type="float" office:value="7" calcext:value-type="float">
            <text:p>7</text:p>
          </table:table-cell>
          <table:table-cell table:style-name="ce47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8</text:p>
          </table:table-cell>
          <table:table-cell table:style-name="ce32"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6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39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5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41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6" office:value-type="float" office:value="4" calcext:value-type="float">
            <text:p>4</text:p>
          </table:table-cell>
          <table:table-cell table:style-name="ce47" office:value-type="float" office:value="3" calcext:value-type="float">
            <text:p>3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1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6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2</text:p>
          </table:table-cell>
          <table:table-cell table:style-name="ce32"/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5-05-07 17:53:53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36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style-name="ce35" office:value-type="string" calcext:value-type="string">
            <text:p>2012-05-05 19:27:24</text:p>
          </table:table-cell>
          <table:table-cell table:style-name="ce36" office:value-type="string" calcext:value-type="string">
            <text:p>2014-05-24 09:26:45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_WARNING</text:p>
          </table:table-cell>
          <table:table-cell table:style-name="ce44" office:value-type="float" office:value="8" calcext:value-type="float">
            <text:p>8</text:p>
          </table:table-cell>
          <table:table-cell table:style-name="ce45" office:value-type="float" office:value="2" calcext:value-type="float">
            <text:p>2</text:p>
          </table:table-cell>
          <table:table-cell table:style-name="ce46" office:value-type="string" calcext:value-type="string">
            <text:p>2011-05-05 19:27:24</text:p>
          </table:table-cell>
          <table:table-cell table:style-name="ce44" office:value-type="string" calcext:value-type="string">
            <text:p>2015-06-24 09:26:46</text:p>
          </table:table-cell>
          <table:table-cell table:style-name="ce32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warning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warning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  <table:table-row table:style-name="ro3">
          <table:table-cell table:number-columns-repeated="22"/>
        </table:table-row>
      </table:table>
      <table:table table:name="MusicBrainz_REFERENCE_DO_NOT_MODIFY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/00/0000</text:date>, <text:time style:data-style-name="N2" text:time-value="22:25:20.843207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1-05T23:25:35.260556203</dc:date>
    <dc:creator>Raphael </dc:creator>
    <meta:editing-duration>P1DT47M57S</meta:editing-duration>
    <meta:editing-cycles>99</meta:editing-cycles>
    <meta:document-statistic meta:table-count="23" meta:cell-count="8026" meta:object-count="0"/>
  </office:meta>
</office:document-meta>
</file>